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Calibri Light" svg:font-family="'Calibri Light'"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Calibri Light" fo:font-size="12pt" fo:language="da" fo:country="DK" fo:font-weight="normal" style:font-size-asian="12pt" style:font-weight-asian="normal" style:font-size-complex="12pt" style:font-weight-complex="normal"/>
    </style:style>
    <style:style style:name="P2" style:family="paragraph" style:parent-style-name="Standard">
      <style:text-properties style:font-name="Calibri Light" fo:font-size="12pt" fo:language="da" fo:country="DK" fo:font-weight="bold" style:font-size-asian="12pt" style:font-weight-asian="bold" style:font-size-complex="12pt" style:font-weight-complex="bold"/>
    </style:style>
    <style:style style:name="P3" style:family="paragraph" style:parent-style-name="Standard">
      <style:text-properties style:font-name="Calibri Light" fo:font-size="12pt" fo:language="da" fo:country="DK" fo:font-style="normal" fo:font-weight="normal" style:font-size-asian="12pt" style:font-style-asian="normal" style:font-weight-asian="normal" style:font-size-complex="12pt" style:font-style-complex="normal" style:font-weight-complex="normal"/>
    </style:style>
    <style:style style:name="P4" style:family="paragraph" style:parent-style-name="Standard">
      <style:text-properties style:font-name="Calibri Light" fo:font-size="12pt" fo:language="da" fo:country="DK" fo:font-style="normal" fo:font-weight="bold" style:font-size-asian="12pt" style:font-style-asian="normal" style:font-weight-asian="bold" style:font-size-complex="12pt" style:font-style-complex="normal" style:font-weight-complex="bold"/>
    </style:style>
    <style:style style:name="P5" style:family="paragraph" style:parent-style-name="Standard">
      <style:text-properties style:font-name="Calibri Light" fo:font-size="18pt" fo:language="da" fo:country="DK" fo:font-weight="normal" style:font-size-asian="18pt" style:font-weight-asian="normal" style:font-size-complex="18pt" style:font-weight-complex="normal"/>
    </style:style>
    <style:style style:name="T1" style:family="text">
      <style:text-properties fo:font-weight="normal" style:font-weight-asian="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Baggrund og analyse af banen</text:p>
      <text:p text:style-name="P5"/>
      <text:p text:style-name="P1">For at danne et overblik over banen, deles den ind I forskellige sektioner. Det er derfor muligt at fokusere på en sektion af gangen, både med henhold til design af robotten, pointfordeling og selve softwaren. <text:s/>Her bliver der beskrevet hvilke færdigheder robotten skal have for at gennemføre de forskellige sektioner til fulde. Der vil så senere blive taget stilling til hvilken rute der bedst vil kunne betale sig på baggrund af tid, point og sværhedsgrad. </text:p>
      <text:p text:style-name="P1"/>
      <text:p text:style-name="P2">Starten</text:p>
      <text:p text:style-name="P3">Her skal robotten kunne følge linjen, skifte over til en anden linje og tilbage igen. </text:p>
      <text:p text:style-name="P4">Første flaskeopsamling</text:p>
      <text:p text:style-name="P4"><text:span text:style-name="T1">Her er der placeret en flaske ned af en ”side linje.” <text:s/>Derfor skal robotten skal kunne navigere ned af den linje. Her skal robotten kunne samle en flaske op og sætte den ned bag et markeret punkt. Det er også muligt at skubbe flasken. Herefter skal robotten kører tilbage og fortsætte af linjen.</text:span></text:p>
      <text:p text:style-name="P4">Vippen</text:p>
      <text:p text:style-name="P4"><text:span text:style-name="T1">Her er der to ruter robotten kan tage. Den ene rute går udenom den placerede vippe og her skal robotten bare følge linjen. Den anden rute går hen over en vippe. Vippen har en lille kant og robotten skal derfor være i stand til at kunne køre hen over den og få sig placeret midt på vippen. Vippen ville være den optimale rute point mæssig. </text:span></text:p>
      <text:p text:style-name="P4">Fire linjer</text:p>
      <text:p text:style-name="P3">Der er fire linjer, hvor kun en af dem er den rigtige. Robotten skal derfor være i stand til at finde den rigtige linje og følge den. </text:p>
      <text:p text:style-name="P4">Målskiven</text:p>
      <text:p text:style-name="P3">Her skal der placeres en flaske så tæt på midten af en målskive som muligt. Robotten skal derfor være i stand til at kunne navigere sig frem til flasken og samle den op eller skubbe den. Herefter skal robotten kunne placere flasken så tæt på midten af målskiven som muligt og så finde tilbage til linjen igen. </text:p>
      <text:p text:style-name="P4">Flaske forhindring og bump</text:p>
      <text:p text:style-name="P3">Her er der placeret to flasker og et bump. Robotten skal kunne identificere flasken og køre rundt om den. Herefter skal den kunne køre hen over et bump, her er der ikke nogen linje at følge. Efter det skal robotten identificere den anden flaske og køre den modsatte vej rundt om, som den gjorde ved den første. </text:p>
      <text:p text:style-name="P4">Mål</text:p>
      <text:p text:style-name="P3">På mållinjen gælder det om at placere sig så tæt på midten som muligt. Robotten skal derfor være i stand til at finde midten og stoppe på de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Calibri Light" svg:font-family="'Calibri Light'"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9-09T13:09:26.57</meta:creation-date>
    <dc:date>2015-09-09T13:55:28.81</dc:date>
    <meta:editing-duration>PT46M2S</meta:editing-duration>
    <meta:editing-cycles>4</meta:editing-cycles>
    <meta:generator>OpenOffice/4.1.1$Win32 OpenOffice.org_project/411m6$Build-9775</meta:generator>
    <meta:document-statistic meta:table-count="0" meta:image-count="0" meta:object-count="0" meta:page-count="1" meta:paragraph-count="16" meta:word-count="394" meta:character-count="2188"/>
  </office:meta>
</office:document-meta>
</file>